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66e95" officeooo:paragraph-rsid="00066e95"/>
    </style:style>
    <style:style style:name="P2" style:family="paragraph" style:parent-style-name="Text_20_body">
      <style:text-properties officeooo:rsid="00066e95" officeooo:paragraph-rsid="00066e95"/>
    </style:style>
    <style:style style:name="P3" style:family="paragraph" style:parent-style-name="Text_20_body" style:list-style-name="L1">
      <style:text-properties officeooo:rsid="00066e95" officeooo:paragraph-rsid="00066e95"/>
    </style:style>
    <style:style style:name="P4" style:family="paragraph" style:parent-style-name="Text_20_body" style:list-style-name="L2">
      <style:text-properties officeooo:rsid="00066e95" officeooo:paragraph-rsid="00066e95"/>
    </style:style>
    <style:style style:name="P5" style:family="paragraph" style:parent-style-name="Title">
      <style:text-properties officeooo:rsid="00066e95" officeooo:paragraph-rsid="00066e95"/>
    </style:style>
    <style:style style:name="T1" style:family="text">
      <style:text-properties officeooo:rsid="0006bf76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ystemy wbudowane – checkpoint</text:p>
      <text:p text:style-name="P2"/>
      <text:p text:style-name="P2">Data: 24.04.2024</text:p>
      <text:p text:style-name="P2">Tytuł projektu: Gra refleks</text:p>
      <text:p text:style-name="P2">Zespół: E08</text:p>
      <text:p text:style-name="P2">Członkowie zespołu: Tomasz Starczyk(lider) 247791, </text:p>
      <text:p text:style-name="P2"><text:tab/><text:tab/><text:tab/>Kacper Stasiak <text:tab/> <text:s/>247792, </text:p>
      <text:p text:style-name="P2"><text:tab/><text:tab/><text:tab/>Piotr Polakowski <text:tab/> <text:s/>247768</text:p>
      <text:p text:style-name="P2"/>
      <text:h text:style-name="P1" text:outline-level="2">Wymagania zaplanowane do zrealizowania:</text:h>
      <text:list text:style-name="L1">
        <text:list-item>
          <text:p text:style-name="P3">Podłączenie zasilacza, przycisków, wyświetlacza i diód na płytce stykowej, połączenie całego układu z płytką Arduino</text:p>
        </text:list-item>
        <text:list-item>
          <text:p text:style-name="P3">Wyświetlenie na ekranie podstawowego menu</text:p>
        </text:list-item>
        <text:list-item>
          <text:p text:style-name="P3">Podstawowa implementacja jednego z typów gry refleks</text:p>
        </text:list-item>
      </text:list>
      <text:p text:style-name="P2"/>
      <text:h text:style-name="P1" text:outline-level="2">Do tej pory udało się zrealizować:</text:h>
      <text:list xml:id="list2846866807" text:style-name="L2">
        <text:list-item>
          <text:p text:style-name="P4">Podłączono wyświetlacz poprzez konwerter I2c(4 piny – VCC +5V, GND, SDA, SCL) za pomocą płytki stykowej do Arduino, wyświetlacz działa bez zastrzeżeń</text:p>
        </text:list-item>
        <text:list-item>
          <text:p text:style-name="P4">Za pomocą pinów GPIO podłączono przyciski sterujące menu(góra-dół) oraz przycisk enter, podłączono również diodę LED w układzie z rezystorem</text:p>
        </text:list-item>
        <text:list-item>
          <text:p text:style-name="P4">Zaimplementowano podstawowe MENU programu – na wyświetlaczu jest dostępnych kilka opcji, można się przełączać między nimi</text:p>
        </text:list-item>
        <text:list-item>
          <text:p text:style-name="P4">Zaimplementowano obliczanie czasu reakcji na określone wydarzenie(dźwięk bądź światło) w logice programu</text:p>
        </text:list-item>
        <text:list-item>
          <text:p text:style-name="P4">Zaimplementowano dwa typy gry – reakcję na dźwięk(buzzer) oraz na światło(dioda)</text:p>
        </text:list-item>
        <text:list-item>
          <text:p text:style-name="P4">Zaimplementowano reakcję na <text:span text:style-name="T1">false start - </text:span><text:s/>zbyt wczesne przyciśnięcie przycisku podczas gry refleks(wibracje)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07:38:16.325096162</meta:creation-date>
    <dc:date>2024-04-24T07:57:31.080515269</dc:date>
    <meta:editing-duration>PT19M14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18" meta:word-count="158" meta:character-count="1188" meta:non-whitespace-character-count="1037"/>
  </office:meta>
</office:document-meta>
</file>